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99" draw:fill="none" draw:opacity="100%" draw:opacity-name="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6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cm"/>
    </style:style>
    <style:style style:name="gr12" style:family="graphic" style:parent-style-name="standard">
      <style:graphic-properties svg:stroke-color="#111111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11" style:family="paragraph">
      <style:text-properties fo:font-size="8pt"/>
    </style:style>
    <style:style style:name="P12" style:family="paragraph">
      <style:text-properties fo:font-family="'Times New Roman'" style:font-style-name="Italic" style:font-family-generic="roman" style:font-pitch="variable" fo:font-size="8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5" style:family="text">
      <style:text-properties fo:font-family="'Times New Roman'" style:font-style-name="Italic" style:font-family-generic="roman" style:font-pitch="variabl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4.826cm" svg:x="6.817cm" svg:y="3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8.413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413cm" svg:y1="6.452cm" svg:x2="10.064cm" svg:y2="6.452cm" draw:start-shape="id1" draw:start-glue-point="6" draw:end-shape="id1" draw:end-glue-point="10" svg:d="M8413 6452h1651">
          <text:p/>
        </draw:connector>
        <draw:frame draw:style-name="gr4" draw:text-style-name="P2" draw:layer="layout" svg:width="1.442cm" svg:height="0.767cm" svg:x="8.57cm" svg:y="5.75cm">
          <draw:text-box>
            <text:p><text:span text:style-name="T1">BNE</text:span></text:p>
          </draw:text-box>
        </draw:frame>
        <draw:frame draw:style-name="gr5" draw:text-style-name="P2" draw:layer="layout" svg:width="1.315cm" svg:height="0.767cm" svg:x="8.676cm" svg:y="6.385cm">
          <draw:text-box>
            <text:p><text:span text:style-name="T1">ME</text:span></text:p>
          </draw:text-box>
        </draw:frame>
        <draw:custom-shape draw:style-name="gr6" draw:text-style-name="P3" xml:id="id3" draw:id="id3" draw:layer="layout" svg:width="1.016cm" svg:height="0.889cm" svg:x="10.961cm" svg:y="4.337cm">
          <text:p text:style-name="P3"><text:span text:style-name="T1">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2" draw:id="id2" draw:layer="layout" svg:width="1.016cm" svg:height="0.889cm" svg:x="6.52cm" svg:y="4.337cm">
          <text:p text:style-name="P3"><text:span text:style-name="T1">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4" draw:id="id4" draw:layer="layout" svg:width="1.016cm" svg:height="0.889cm" svg:x="8.719cm" svg:y="8.237cm">
          <text:p text:style-name="P3"><text:span text:style-name="T1">L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line" svg:x1="9.239cm" svg:y1="5.626cm" svg:x2="7.536cm" svg:y2="4.781cm" draw:start-shape="id1" draw:start-glue-point="4" draw:end-shape="id2" draw:end-glue-point="8" svg:d="M9239 5626l-1703-845">
          <text:p/>
        </draw:connector>
        <draw:connector draw:style-name="gr7" draw:text-style-name="P1" draw:layer="layout" draw:type="line" svg:x1="9.239cm" svg:y1="5.626cm" svg:x2="10.961cm" svg:y2="4.781cm" draw:start-shape="id1" draw:start-glue-point="4" draw:end-shape="id3" draw:end-glue-point="6" svg:d="M9239 5626l1722-845">
          <text:p/>
        </draw:connector>
        <draw:connector draw:style-name="gr7" draw:text-style-name="P1" draw:layer="layout" draw:type="line" svg:x1="9.239cm" svg:y1="7.277cm" svg:x2="9.227cm" svg:y2="8.237cm" draw:start-shape="id1" draw:start-glue-point="8" draw:end-shape="id4" draw:end-glue-point="5" svg:d="M9239 7277l-12 960">
          <text:p/>
        </draw:connector>
        <draw:custom-shape draw:style-name="gr8" draw:text-style-name="P4" xml:id="id5" draw:id="id5" draw:layer="layout" svg:width="0.889cm" svg:height="0.889cm" svg:x="6.388cm" svg:y="6.715cm">
          <text:p text:style-name="P4"><text:span text:style-name="T2">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" draw:id="id6" draw:layer="layout" svg:width="0.889cm" svg:height="0.889cm" svg:x="11.188cm" svg:y="6.715cm">
          <text:p text:style-name="P4"><text:span text:style-name="T2">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0.889cm" svg:height="0.889cm" svg:x="8.788cm" svg:y="3.515cm">
          <text:p text:style-name="P4"><text:span text:style-name="T2">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7.277cm" svg:y1="7.159cm" svg:x2="8.413cm" svg:y2="6.452cm" draw:start-shape="id5" draw:start-glue-point="10" draw:end-shape="id1" draw:end-glue-point="6" svg:d="M7277 7159l1136-707">
          <text:p/>
        </draw:connector>
        <draw:connector draw:style-name="gr9" draw:text-style-name="P1" draw:layer="layout" draw:type="line" svg:x1="11.188cm" svg:y1="7.159cm" svg:x2="10.064cm" svg:y2="6.452cm" draw:start-shape="id6" draw:start-glue-point="6" draw:end-shape="id1" draw:end-glue-point="10" svg:d="M11188 7159l-1124-707">
          <text:p/>
        </draw:connector>
        <draw:connector draw:style-name="gr9" draw:text-style-name="P1" draw:layer="layout" draw:type="line" svg:x1="9.232cm" svg:y1="4.404cm" svg:x2="9.239cm" svg:y2="5.626cm" draw:start-shape="id7" draw:start-glue-point="8" draw:end-shape="id1" draw:end-glue-point="4" svg:d="M9232 4404l7 1222">
          <text:p/>
        </draw:connector>
        <draw:frame draw:style-name="gr4" draw:text-style-name="P6" xml:id="id8" draw:id="id8" draw:layer="layout" svg:width="4.206cm" svg:height="0.734cm" svg:x="7.121cm" svg:y="1.751cm">
          <draw:text-box>
            <text:p text:style-name="P5"><text:span text:style-name="T3">Adaptive applications</text:span></text:p>
          </draw:text-box>
        </draw:frame>
        <draw:connector draw:style-name="gr10" draw:text-style-name="P1" draw:layer="layout" draw:type="line" svg:x1="9.224cm" svg:y1="2.485cm" svg:x2="9.232cm" svg:y2="3.515cm" draw:start-shape="id8" draw:start-glue-point="2" draw:end-shape="id7" draw:end-glue-point="4" svg:d="M9224 2485l8 1030">
          <text:p/>
        </draw:connector>
        <draw:frame draw:style-name="gr11" draw:text-style-name="P6" xml:id="id9" draw:id="id9" draw:layer="layout" svg:width="2.032cm" svg:height="0.734cm" svg:x="5.826cm" svg:y="9.382cm">
          <draw:text-box>
            <text:p text:style-name="P5"><text:span text:style-name="T3">Learners</text:span></text:p>
          </draw:text-box>
        </draw:frame>
        <draw:connector draw:style-name="gr10" draw:text-style-name="P1" draw:layer="layout" draw:type="line" svg:x1="6.832cm" svg:y1="7.604cm" svg:x2="6.842cm" svg:y2="9.382cm" draw:start-shape="id5" draw:start-glue-point="8" draw:end-shape="id9" draw:end-glue-point="0" svg:d="M6832 7604l10 1778">
          <text:p/>
        </draw:connector>
        <draw:rect draw:style-name="gr12" draw:text-style-name="P8" xml:id="id10" draw:id="id10" draw:layer="layout" svg:width="1.905cm" svg:height="0.635cm" svg:x="10.677cm" svg:y="9.433cm">
          <text:p text:style-name="P7"><text:span text:style-name="T3">Observer</text:span></text:p>
        </draw:rect>
        <draw:connector draw:style-name="gr10" draw:text-style-name="P1" draw:layer="layout" draw:type="line" svg:x1="7.858cm" svg:y1="9.749cm" svg:x2="10.677cm" svg:y2="9.75cm" draw:start-shape="id9" draw:start-glue-point="1" draw:end-shape="id10" draw:end-glue-point="3" svg:d="M7858 9749l2819 1">
          <text:p/>
        </draw:connector>
        <draw:connector draw:style-name="gr10" draw:text-style-name="P1" draw:layer="layout" draw:type="line" svg:x1="11.632cm" svg:y1="7.604cm" svg:x2="11.629cm" svg:y2="9.433cm" draw:start-shape="id6" draw:start-glue-point="8" draw:end-shape="id10" draw:end-glue-point="0" svg:d="M11632 7604l-3 1829">
          <text:p/>
        </draw:connector>
        <draw:frame draw:style-name="gr4" draw:text-style-name="P10" draw:layer="layout" svg:width="1.217cm" svg:height="0.573cm" svg:x="11.503cm" svg:y="8.293cm">
          <draw:text-box>
            <text:p text:style-name="P9"><text:span text:style-name="T4">SOAP</text:span></text:p>
          </draw:text-box>
        </draw:frame>
        <draw:frame draw:style-name="gr4" draw:text-style-name="P10" draw:layer="layout" svg:width="1.217cm" svg:height="0.573cm" svg:x="5.75cm" svg:y="8.294cm">
          <draw:text-box>
            <text:p text:style-name="P9"><text:span text:style-name="T4">SOAP</text:span></text:p>
          </draw:text-box>
        </draw:frame>
        <draw:frame draw:style-name="gr4" draw:text-style-name="P12" draw:layer="layout" svg:width="1.217cm" svg:height="0.573cm" svg:x="9.104cm" svg:y="2.694cm">
          <draw:text-box>
            <text:p text:style-name="P11"><text:span text:style-name="T5">SO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02-11T00:05:56.57</meta:creation-date>
    <dc:date>2016-02-11T01:06:49.62</dc:date>
    <dc:creator>Loc Nguyen</dc:creator>
    <meta:editing-duration>PT1H50S</meta:editing-duration>
    <meta:editing-cycles>19</meta:editing-cycles>
    <meta:generator>OpenOffice/4.1.1$Win32 OpenOffice.org_project/411m6$Build-9775</meta:generator>
    <meta:document-statistic meta:object-count="27"/>
  </office:meta>
</office:document-meta>
</file>